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1c1c1c" draw:fill="none" draw:textarea-vertical-align="middle"/>
    </style:style>
    <style:style style:name="gr4" style:family="graphic" style:parent-style-name="standard">
      <style:graphic-properties svg:stroke-color="#ffffff" draw:fill-color="#dddddd" draw:textarea-horizontal-align="justify" draw:textarea-vertical-align="middle" draw:auto-grow-height="false" fo:min-height="5cm" fo:min-width="3.7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color="#666666" draw:fill-color="#999999" draw:textarea-horizontal-align="justify" draw:textarea-vertical-align="middle" draw:auto-grow-height="false" fo:min-height="0.576cm" fo:min-width="1.25cm"/>
    </style:style>
    <style:style style:name="gr9" style:family="graphic" style:parent-style-name="standard">
      <style:graphic-properties svg:stroke-color="#666666" draw:fill-color="#999999" draw:textarea-horizontal-align="justify" draw:textarea-vertical-align="middle" draw:auto-grow-height="false" fo:min-height="0.576cm" fo:min-width="1.8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 draw:fill-color="#ffffff"/>
      <style:paragraph-properties fo:text-align="center"/>
      <style:text-properties fo:font-weight="bold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style:text-properties fo:font-size="16pt"/>
    </style:style>
    <style:style style:name="P11" style:family="paragraph">
      <loext:graphic-properties draw:fill="none" draw:fill-color="#ffffff"/>
      <style:text-properties fo:font-size="16pt"/>
    </style:style>
    <style:style style:name="P1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6cm" svg:y1="22.05cm" svg:x2="11.75cm" svg:y2="22.05cm">
          <text:p/>
        </draw:line>
        <draw:line draw:style-name="gr2" draw:text-style-name="P1" draw:layer="layout" svg:x1="13.851cm" svg:y1="7.15cm" svg:x2="13.851cm" svg:y2="10.9cm">
          <text:p/>
        </draw:line>
        <draw:line draw:style-name="gr2" draw:text-style-name="P1" draw:layer="layout" svg:x1="13.85cm" svg:y1="15.95cm" svg:x2="13.85cm" svg:y2="19.7cm">
          <text:p/>
        </draw:line>
        <draw:line draw:style-name="gr1" draw:text-style-name="P1" draw:layer="layout" svg:x1="13.851cm" svg:y1="16.05cm" svg:x2="13.851cm" svg:y2="19.8cm">
          <text:p/>
        </draw:line>
        <draw:line draw:style-name="gr3" draw:text-style-name="P1" draw:layer="layout" svg:x1="13.85cm" svg:y1="7.15cm" svg:x2="13.85cm" svg:y2="10.9cm">
          <text:p/>
        </draw:line>
        <draw:custom-shape draw:style-name="gr4" draw:text-style-name="P2" xml:id="id1" draw:id="id1" draw:layer="layout" svg:width="4.25cm" svg:height="5.25cm" svg:x="1.75cm" svg:y="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cm" svg:y1="4.625cm" svg:x2="6cm" svg:y2="4.625cm" draw:start-shape="id1" draw:end-shape="id1" svg:d="M6000 4625z" svg:viewBox="0 0 1 1">
          <text:p/>
        </draw:connector>
        <draw:custom-shape draw:style-name="gr4" draw:text-style-name="P2" draw:layer="layout" svg:width="4.25cm" svg:height="5.25cm" svg:x="11.75cm" svg:y="1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5cm" svg:height="5.25cm" svg:x="11.7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5cm" svg:height="5.25cm" svg:x="11.75cm" svg:y="10.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25cm" svg:height="0.962cm" svg:x="1.75cm" svg:y="2.5cm">
          <draw:text-box>
            <text:p text:style-name="P3"><text:span text:style-name="T1">Cliente</text:span></text:p>
          </draw:text-box>
        </draw:frame>
        <draw:frame draw:style-name="gr7" draw:text-style-name="P6" draw:layer="layout" svg:width="2.322cm" svg:height="2.621cm" svg:x="2cm" svg:y="4cm">
          <draw:text-box>
            <text:p text:style-name="P5">Id*</text:p>
            <text:p text:style-name="P5">Nome</text:p>
            <text:p text:style-name="P5">E-mail</text:p>
            <text:p text:style-name="P5">Endereço</text:p>
            <text:p text:style-name="P5">Telefone</text:p>
          </draw:text-box>
        </draw:frame>
        <draw:frame draw:style-name="gr6" draw:text-style-name="P4" draw:layer="layout" svg:width="4.25cm" svg:height="0.962cm" svg:x="11.75cm" svg:y="2.6cm">
          <draw:text-box>
            <text:p text:style-name="P3"><text:span text:style-name="T1">Com</text:span><text:span text:style-name="T1">pra</text:span></text:p>
          </draw:text-box>
        </draw:frame>
        <draw:frame draw:style-name="gr7" draw:text-style-name="P6" draw:layer="layout" svg:width="4.003cm" svg:height="2.147cm" svg:x="11.878cm" svg:y="3.879cm">
          <draw:text-box>
            <text:p text:style-name="P5">Id*</text:p>
            <text:p text:style-name="P5">Data Hora</text:p>
            <text:p text:style-name="P5">Id Cliente</text:p>
            <text:p text:style-name="P5">Status Pagamento</text:p>
          </draw:text-box>
        </draw:frame>
        <draw:frame draw:style-name="gr7" draw:text-style-name="P6" draw:layer="layout" svg:width="2.483cm" svg:height="2.147cm" svg:x="11.879cm" svg:y="12.38cm">
          <draw:text-box>
            <text:p text:style-name="P5">Id*</text:p>
            <text:p text:style-name="P5">Id Produto</text:p>
            <text:p text:style-name="P5">Id Compra</text:p>
            <text:p text:style-name="P5"/>
          </draw:text-box>
        </draw:frame>
        <draw:frame draw:style-name="gr7" draw:text-style-name="P6" draw:layer="layout" svg:width="1.632cm" svg:height="2.147cm" svg:x="11.829cm" svg:y="21.03cm">
          <draw:text-box>
            <text:p text:style-name="P5">Id*</text:p>
            <text:p text:style-name="P5">Nome</text:p>
            <text:p text:style-name="P5">Valor</text:p>
            <text:p text:style-name="P5">Tipo</text:p>
          </draw:text-box>
        </draw:frame>
        <draw:frame draw:style-name="gr6" draw:text-style-name="P8" draw:layer="layout" svg:width="4.25cm" svg:height="0.962cm" svg:x="11.65cm" svg:y="11.1cm">
          <draw:text-box>
            <text:p text:style-name="P7"><text:span text:style-name="T2">Pedi</text:span><text:span text:style-name="T2">do</text:span></text:p>
          </draw:text-box>
        </draw:frame>
        <draw:frame draw:style-name="gr6" draw:text-style-name="P4" draw:layer="layout" svg:width="4.25cm" svg:height="0.962cm" svg:x="11.8cm" svg:y="19.75cm">
          <draw:text-box>
            <text:p text:style-name="P3"><text:span text:style-name="T1">Pro</text:span><text:span text:style-name="T1">dut</text:span><text:span text:style-name="T1">o</text:span></text:p>
          </draw:text-box>
        </draw:frame>
        <draw:custom-shape draw:style-name="gr4" draw:text-style-name="P2" draw:layer="layout" svg:width="4.25cm" svg:height="5.25cm" svg:x="1.75cm" svg:y="19.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746cm" svg:height="2.621cm" svg:x="1.879cm" svg:y="21.08cm">
          <draw:text-box>
            <text:p text:style-name="P5">Código*</text:p>
            <text:p text:style-name="P5">Localização</text:p>
            <text:p text:style-name="P5">Quantidade</text:p>
            <text:p text:style-name="P5">Lote</text:p>
            <text:p text:style-name="P5">Id Produto</text:p>
          </draw:text-box>
        </draw:frame>
        <draw:frame draw:style-name="gr6" draw:text-style-name="P8" draw:layer="layout" svg:width="4.25cm" svg:height="0.962cm" svg:x="1.65cm" svg:y="19.8cm">
          <draw:text-box>
            <text:p text:style-name="P7"><text:span text:style-name="T2">Estoque</text:span></text:p>
          </draw:text-box>
        </draw:frame>
        <draw:line draw:style-name="gr3" draw:text-style-name="P1" draw:layer="layout" svg:x1="5.75cm" svg:y1="4.85cm" svg:x2="11.75cm" svg:y2="4.85cm">
          <text:p/>
        </draw:line>
        <draw:custom-shape draw:style-name="gr8" draw:text-style-name="P9" draw:layer="layout" svg:width="3.5cm" svg:height="1.65cm" svg:x="7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11" draw:layer="layout" svg:width="2.386cm" svg:height="0.878cm" svg:x="7.6cm" svg:y="4.35cm">
          <draw:text-box>
            <text:p text:style-name="P10">Realiza</text:p>
          </draw:text-box>
        </draw:frame>
        <draw:frame draw:style-name="gr7" draw:text-style-name="P12" draw:layer="layout" svg:width="0.853cm" svg:height="0.962cm" svg:x="6.05cm" svg:y="4.05cm">
          <draw:text-box>
            <text:p>1</text:p>
          </draw:text-box>
        </draw:frame>
        <draw:frame draw:style-name="gr7" draw:text-style-name="P12" draw:layer="layout" svg:width="0.959cm" svg:height="0.962cm" svg:x="10.651cm" svg:y="4.05cm">
          <draw:text-box>
            <text:p>N</text:p>
          </draw:text-box>
        </draw:frame>
        <draw:custom-shape draw:style-name="gr8" draw:text-style-name="P9" draw:layer="layout" svg:width="3.5cm" svg:height="1.65cm" svg:x="12.09cm" svg:y="8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11" draw:layer="layout" svg:width="2.475cm" svg:height="0.878cm" svg:x="12.69cm" svg:y="8.45cm">
          <draw:text-box>
            <text:p text:style-name="P10">Contém</text:p>
          </draw:text-box>
        </draw:frame>
        <draw:custom-shape draw:style-name="gr8" draw:text-style-name="P9" draw:layer="layout" svg:width="3.5cm" svg:height="1.65cm" svg:x="12.091cm" svg:y="8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11" draw:layer="layout" svg:width="2.475cm" svg:height="0.878cm" svg:x="12.691cm" svg:y="8.45cm">
          <draw:text-box>
            <text:p text:style-name="P10">Contém</text:p>
          </draw:text-box>
        </draw:frame>
        <draw:custom-shape draw:style-name="gr8" draw:text-style-name="P9" draw:layer="layout" svg:width="3.5cm" svg:height="1.65cm" svg:x="12.09cm" svg:y="1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11" draw:layer="layout" svg:width="2.475cm" svg:height="0.878cm" svg:x="12.69cm" svg:y="17.25cm">
          <draw:text-box>
            <text:p text:style-name="P10">Contém</text:p>
          </draw:text-box>
        </draw:frame>
        <draw:custom-shape draw:style-name="gr9" draw:text-style-name="P9" draw:layer="layout" svg:width="4.75cm" svg:height="1.65cm" svg:x="11.5cm" svg:y="1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11" draw:layer="layout" svg:width="3.732cm" svg:height="0.878cm" svg:x="12.091cm" svg:y="17.25cm">
          <draw:text-box>
            <text:p text:style-name="P10">Está Contido</text:p>
          </draw:text-box>
        </draw:frame>
        <draw:connector draw:style-name="gr5" draw:text-style-name="P3" draw:layer="layout" svg:x1="6cm" svg:y1="21.826cm" svg:x2="6cm" svg:y2="21.826cm" svg:d="M6000 21826z" svg:viewBox="0 0 1 1">
          <text:p/>
        </draw:connector>
        <draw:custom-shape draw:style-name="gr8" draw:text-style-name="P9" draw:layer="layout" svg:width="3.5cm" svg:height="1.65cm" svg:x="7cm" svg:y="21.2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11" draw:layer="layout" svg:width="2.758cm" svg:height="0.878cm" svg:x="7.4cm" svg:y="21.551cm">
          <draw:text-box>
            <text:p text:style-name="P10">Pertence</text:p>
          </draw:text-box>
        </draw:frame>
        <draw:frame draw:style-name="gr7" draw:text-style-name="P12" draw:layer="layout" svg:width="0.959cm" svg:height="0.962cm" svg:x="6.05cm" svg:y="21.251cm">
          <draw:text-box>
            <text:p>N</text:p>
          </draw:text-box>
        </draw:frame>
        <draw:frame draw:style-name="gr7" draw:text-style-name="P12" draw:layer="layout" svg:width="0.853cm" svg:height="0.962cm" svg:x="10.651cm" svg:y="21.251cm">
          <draw:text-box>
            <text:p>1</text:p>
          </draw:text-box>
        </draw:frame>
        <draw:frame draw:style-name="gr7" draw:text-style-name="P12" draw:layer="layout" svg:width="0.853cm" svg:height="0.962cm" svg:x="13.85cm" svg:y="7.25cm">
          <draw:text-box>
            <text:p>1</text:p>
          </draw:text-box>
        </draw:frame>
        <draw:frame draw:style-name="gr7" draw:text-style-name="P12" draw:layer="layout" svg:width="0.959cm" svg:height="0.962cm" svg:x="13.897cm" svg:y="16cm">
          <draw:text-box>
            <text:p>N</text:p>
          </draw:text-box>
        </draw:frame>
        <draw:frame draw:style-name="gr7" draw:text-style-name="P12" draw:layer="layout" svg:width="0.853cm" svg:height="0.962cm" svg:x="13.897cm" svg:y="18.6cm">
          <draw:text-box>
            <text:p>1</text:p>
          </draw:text-box>
        </draw:frame>
        <draw:frame draw:style-name="gr7" draw:text-style-name="P12" draw:layer="layout" svg:width="0.959cm" svg:height="0.962cm" svg:x="13.898cm" svg:y="9.8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14T07:31:01.432067724</meta:creation-date>
    <dc:date>2025-05-14T08:08:50.878471144</dc:date>
    <meta:editing-duration>PT3M54S</meta:editing-duration>
    <meta:editing-cycles>1</meta:editing-cycles>
    <meta:document-statistic meta:object-count="43"/>
    <meta:generator>LibreOffice/7.3.7.2$Linux_X86_64 LibreOffice_project/30$Build-2</meta:generator>
  </office:meta>
</office:document-meta>
</file>